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mas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.003074002" calcext:value-type="float">
            <text:p>14.003074002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04148" calcext:value-type="float">
            <text:p>0.04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-0.52738" calcext:value-type="float">
            <text:p>-0.52738</text:p>
          </table:table-cell>
          <table:table-cell office:value-type="float" office:value="0.91851" calcext:value-type="float">
            <text:p>0.91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office:value-type="float" office:value="0.91202" calcext:value-type="float">
            <text:p>0.91202</text:p>
          </table:table-cell>
          <table:table-cell office:value-type="float" office:value="-0.18284" calcext:value-type="float">
            <text:p>-0.18284</text:p>
          </table:table-cell>
          <table:table-cell office:value-type="float" office:value="-0.40766" calcext:value-type="float">
            <text:p>-0.40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office:value-type="float" office:value="-0.75308" calcext:value-type="float">
            <text:p>-0.75308</text:p>
          </table:table-cell>
          <table:table-cell office:value-type="float" office:value="-0.2733" calcext:value-type="float">
            <text:p>-0.2733</text:p>
          </table:table-cell>
          <table:table-cell office:value-type="float" office:value="-0.56702" calcext:value-type="float">
            <text:p>-0.56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99491463" calcext:value-type="float">
            <text:p>15.99491463</text:p>
          </table:table-cell>
          <table:table-cell office:value-type="float" office:value="-0.55587" calcext:value-type="float">
            <text:p>-0.55587</text:p>
          </table:table-cell>
          <table:table-cell office:value-type="float" office:value="-2.41852" calcext:value-type="float">
            <text:p>-2.41852</text:p>
          </table:table-cell>
          <table:table-cell office:value-type="float" office:value="-0.08415" calcext:value-type="float">
            <text:p>-0.084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office:value-type="float" office:value="0.25635" calcext:value-type="float">
            <text:p>0.25635</text:p>
          </table:table-cell>
          <table:table-cell office:value-type="float" office:value="-2.7328" calcext:value-type="float">
            <text:p>-2.7328</text:p>
          </table:table-cell>
          <table:table-cell office:value-type="float" office:value="-0.52164" calcext:value-type="float">
            <text:p>-0.521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ss tot</text:p>
          </table:table-cell>
          <table:table-cell table:formula="of:=SUM([.B3:.B8])" office:value-type="float" office:value="34.029288772" calcext:value-type="float">
            <text:p>34.02928877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x*mass</text:p>
          </table:table-cell>
          <table:table-cell table:style-name="ce1" office:value-type="string" calcext:value-type="string">
            <text:p>y*mass</text:p>
          </table:table-cell>
          <table:table-cell table:style-name="ce1" office:value-type="string" calcext:value-type="string">
            <text:p>z*mas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3]*[.C3]" office:value-type="float" office:value="0.25709643867672" calcext:value-type="float">
            <text:p>0.2570964387</text:p>
          </table:table-cell>
          <table:table-cell table:formula="of:=[.B3]*[.D3]" office:value-type="float" office:value="-0.3332731612476" calcext:value-type="float">
            <text:p>-0.3332731612</text:p>
          </table:table-cell>
          <table:table-cell table:formula="of:=[.B3]*[.E3]" office:value-type="float" office:value="0.58084750960296" calcext:value-type="float">
            <text:p>0.580847509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4]*[.C4]" office:value-type="float" office:value="-0.05229604106615" calcext:value-type="float">
            <text:p>-0.0522960411</text:p>
          </table:table-cell>
          <table:table-cell table:formula="of:=[.B4]*[.D4]" office:value-type="float" office:value="-0.5315067669583" calcext:value-type="float">
            <text:p>-0.531506767</text:p>
          </table:table-cell>
          <table:table-cell table:formula="of:=[.B4]*[.E4]" office:value-type="float" office:value="0.92569737289785" calcext:value-type="float">
            <text:p>0.92569737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5]*[.C5]" office:value-type="float" office:value="0.9191565884207" calcext:value-type="float">
            <text:p>0.9191565884</text:p>
          </table:table-cell>
          <table:table-cell table:formula="of:=[.B5]*[.D5]" office:value-type="float" office:value="-0.1842707293994" calcext:value-type="float">
            <text:p>-0.1842707294</text:p>
          </table:table-cell>
          <table:table-cell table:formula="of:=[.B5]*[.E5]" office:value-type="float" office:value="-0.4108499537681" calcext:value-type="float">
            <text:p>-0.41084995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6]*[.C6]" office:value-type="float" office:value="-0.7589728773578" calcext:value-type="float">
            <text:p>-0.7589728774</text:p>
          </table:table-cell>
          <table:table-cell table:formula="of:=[.B6]*[.D6]" office:value-type="float" office:value="-0.2754385820655" calcext:value-type="float">
            <text:p>-0.2754385821</text:p>
          </table:table-cell>
          <table:table-cell table:formula="of:=[.B6]*[.E6]" office:value-type="float" office:value="-0.5714569513457" calcext:value-type="float">
            <text:p>-0.5714569513</text:p>
          </table:table-cell>
          <table:table-cell table:number-columns-repeated="2"/>
          <table:table-cell office:value-type="string" calcext:value-type="string">
            <text:p>(kg m2/s2) .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7]*[.C7]" office:value-type="float" office:value="-8.8910931953781" calcext:value-type="float">
            <text:p>-8.8910931954</text:p>
          </table:table-cell>
          <table:table-cell table:formula="of:=[.B7]*[.D7]" office:value-type="float" office:value="-38.6840209309476" calcext:value-type="float">
            <text:p>-38.6840209309</text:p>
          </table:table-cell>
          <table:table-cell table:formula="of:=[.B7]*[.E7]" office:value-type="float" office:value="-1.3459720661145" calcext:value-type="float">
            <text:p>-1.3459720661</text:p>
          </table:table-cell>
          <table:table-cell table:number-columns-repeated="2"/>
          <table:table-cell office:value-type="string" calcext:value-type="string">
            <text:p>(m/s)*(kg)*m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B8]*[.C8]" office:value-type="float" office:value="0.25835594772225" calcext:value-type="float">
            <text:p>0.2583559477</text:p>
          </table:table-cell>
          <table:table-cell table:formula="of:=[.B8]*[.D8]" office:value-type="float" office:value="-2.754184255648" calcext:value-type="float">
            <text:p>-2.7541842556</text:p>
          </table:table-cell>
          <table:table-cell table:formula="of:=[.B8]*[.E8]" office:value-type="float" office:value="-0.5257218512574" calcext:value-type="float">
            <text:p>-0.5257218513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r*mass tot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2:.C17])" office:value-type="float" office:value="-8.26775313898238" calcext:value-type="float">
            <text:p>-8.267753139</text:p>
          </table:table-cell>
          <table:table-cell table:formula="of:=SUM([.D12:.D17])" office:value-type="float" office:value="-42.7626944262664" calcext:value-type="float">
            <text:p>-42.7626944263</text:p>
          </table:table-cell>
          <table:table-cell table:formula="of:=SUM([.E12:.E17])" office:value-type="float" office:value="-1.34745593998489" calcext:value-type="float">
            <text:p>-1.3474559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(r*mass tot) / (mass tot)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2]/[.$B$9]" office:value-type="float" office:value="-0.242959915923522" calcext:value-type="float">
            <text:p>-0.2429599159</text:p>
          </table:table-cell>
          <table:table-cell table:formula="of:=[.D22]/[.$B$9]" office:value-type="float" office:value="-1.25664379037661" calcext:value-type="float">
            <text:p>-1.2566437904</text:p>
          </table:table-cell>
          <table:table-cell table:formula="of:=[.E22]/[.$B$9]" office:value-type="float" office:value="-0.0395969468834037" calcext:value-type="float">
            <text:p>-0.039596946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R – Rcom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I tens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3" table:formula="of:=[.A46]" office:value-type="float" office:value="49.444462405802" calcext:value-type="float">
            <text:p>49.4444624058</text:p>
          </table:table-cell>
          <table:table-cell table:style-name="ce3" table:formula="of:=[.D46]" office:value-type="float" office:value="-10.4684606261335" calcext:value-type="float">
            <text:p>-10.4684606261</text:p>
          </table:table-cell>
          <table:table-cell table:style-name="ce3" table:formula="of:=[.E46]" office:value-type="float" office:value="-0.304318263612331" calcext:value-type="float">
            <text:p>-0.3043182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003074002" calcext:value-type="float">
            <text:p>14.003074002</text:p>
          </table:table-cell>
          <table:table-cell table:formula="of:=[.C3]-[.$C$26]" office:value-type="float" office:value="0.261319915923522" calcext:value-type="float">
            <text:p>0.2613199159</text:p>
          </table:table-cell>
          <table:table-cell table:formula="of:=[.D3]-[.$D$26]" office:value-type="float" office:value="1.23284379037661" calcext:value-type="float">
            <text:p>1.2328437904</text:p>
          </table:table-cell>
          <table:table-cell table:formula="of:=[.E3]-[.$E$26]" office:value-type="float" office:value="0.0810769468834037" calcext:value-type="float">
            <text:p>0.0810769469</text:p>
          </table:table-cell>
          <table:table-cell table:number-columns-repeated="2"/>
          <table:table-cell table:formula="of:=[.D46]" office:value-type="float" office:value="-10.4684606261335" calcext:value-type="float">
            <text:p>-10.4684606261</text:p>
          </table:table-cell>
          <table:table-cell table:formula="of:=[.B46]" office:value-type="float" office:value="6.11709574858093" calcext:value-type="float">
            <text:p>6.1170957486</text:p>
          </table:table-cell>
          <table:table-cell table:formula="of:=[.F46]" office:value-type="float" office:value="-2.72796143576969" calcext:value-type="float">
            <text:p>-2.7279614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table:formula="of:=[.C4]-[.$C$26]" office:value-type="float" office:value="0.191069915923522" calcext:value-type="float">
            <text:p>0.1910699159</text:p>
          </table:table-cell>
          <table:table-cell table:formula="of:=[.D4]-[.$D$26]" office:value-type="float" office:value="0.729263790376613" calcext:value-type="float">
            <text:p>0.7292637904</text:p>
          </table:table-cell>
          <table:table-cell table:formula="of:=[.E4]-[.$E$26]" office:value-type="float" office:value="0.958106946883404" calcext:value-type="float">
            <text:p>0.9581069469</text:p>
          </table:table-cell>
          <table:table-cell table:number-columns-repeated="2"/>
          <table:table-cell table:formula="of:=[.E46]" office:value-type="float" office:value="-0.304318263612331" calcext:value-type="float">
            <text:p>-0.3043182636</text:p>
          </table:table-cell>
          <table:table-cell table:formula="of:=[.F46]" office:value-type="float" office:value="-2.72796143576969" calcext:value-type="float">
            <text:p>-2.7279614358</text:p>
          </table:table-cell>
          <table:table-cell table:formula="of:=[.C46]" office:value-type="float" office:value="52.1615253224749" calcext:value-type="float">
            <text:p>52.1615253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table:formula="of:=[.C5]-[.$C$26]" office:value-type="float" office:value="1.15497991592352" calcext:value-type="float">
            <text:p>1.1549799159</text:p>
          </table:table-cell>
          <table:table-cell table:formula="of:=[.D5]-[.$D$26]" office:value-type="float" office:value="1.07380379037661" calcext:value-type="float">
            <text:p>1.0738037904</text:p>
          </table:table-cell>
          <table:table-cell table:formula="of:=[.E5]-[.$E$26]" office:value-type="float" office:value="-0.368063053116596" calcext:value-type="float">
            <text:p>-0.3680630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table:formula="of:=[.C6]-[.$C$26]" office:value-type="float" office:value="-0.510120084076478" calcext:value-type="float">
            <text:p>-0.5101200841</text:p>
          </table:table-cell>
          <table:table-cell table:formula="of:=[.D6]-[.$D$26]" office:value-type="float" office:value="0.983343790376613" calcext:value-type="float">
            <text:p>0.9833437904</text:p>
          </table:table-cell>
          <table:table-cell table:formula="of:=[.E6]-[.$E$26]" office:value-type="float" office:value="-0.527423053116596" calcext:value-type="float">
            <text:p>-0.5274230531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9491463" calcext:value-type="float">
            <text:p>15.99491463</text:p>
          </table:table-cell>
          <table:table-cell table:formula="of:=[.C7]-[.$C$26]" office:value-type="float" office:value="-0.312910084076478" calcext:value-type="float">
            <text:p>-0.3129100841</text:p>
          </table:table-cell>
          <table:table-cell table:formula="of:=[.D7]-[.$D$26]" office:value-type="float" office:value="-1.16187620962339" calcext:value-type="float">
            <text:p>-1.1618762096</text:p>
          </table:table-cell>
          <table:table-cell table:formula="of:=[.E7]-[.$E$26]" office:value-type="float" office:value="-0.0445530531165963" calcext:value-type="float">
            <text:p>-0.0445530531</text:p>
          </table:table-cell>
          <table:table-cell table:number-columns-repeated="2"/>
          <table:table-cell office:value-type="float" office:value="3.56731047" calcext:value-type="float">
            <text:p>3.56731047</text:p>
          </table:table-cell>
          <table:table-cell office:value-type="float" office:value="51.68652989" calcext:value-type="float">
            <text:p>51.68652989</text:p>
          </table:table-cell>
          <table:table-cell office:value-type="float" office:value="52.46924311" calcext:value-type="float">
            <text:p>52.46924311</text:p>
          </table:table-cell>
          <table:table-cell office:value-type="string" calcext:value-type="string">
            <text:p>amu*ang^2</text:p>
          </table:table-cell>
          <table:table-cell office:value-type="string" calcext:value-type="string">
            <text:p>amu to kg</text:p>
          </table:table-cell>
          <table:table-cell office:value-type="string" calcext:value-type="string">
            <text:p>ang to m</text:p>
          </table:table-cell>
        </table:table-row>
        <table:table-row table:style-name="ro1">
          <table:table-cell/>
          <table:table-cell office:value-type="float" office:value="1.007825035" calcext:value-type="float">
            <text:p>1.007825035</text:p>
          </table:table-cell>
          <table:table-cell table:formula="of:=[.C8]-[.$C$26]" office:value-type="float" office:value="0.499309915923522" calcext:value-type="float">
            <text:p>0.4993099159</text:p>
          </table:table-cell>
          <table:table-cell table:formula="of:=[.D8]-[.$D$26]" office:value-type="float" office:value="-1.47615620962339" calcext:value-type="float">
            <text:p>-1.4761562096</text:p>
          </table:table-cell>
          <table:table-cell table:formula="of:=[.E8]-[.$E$26]" office:value-type="float" office:value="-0.482043053116596" calcext:value-type="float">
            <text:p>-0.4820430531</text:p>
          </table:table-cell>
          <table:table-cell table:number-columns-repeated="2"/>
          <table:table-cell table:formula="of:=[.H34]*[.$L$35]*[.$M$35]^2" office:value-type="float" office:value="5.9236617278538E-047" calcext:value-type="float">
            <text:p>5.9236617278538E-47</text:p>
          </table:table-cell>
          <table:table-cell table:formula="of:=[.I34]*[.$L$35]*[.$M$35]^2" office:value-type="float" office:value="8.58275503435406E-046" calcext:value-type="float">
            <text:p>8.58275503435406E-46</text:p>
          </table:table-cell>
          <table:table-cell table:formula="of:=[.J34]*[.$L$35]*[.$M$35]^2" office:value-type="float" office:value="8.71272769538794E-046" calcext:value-type="float">
            <text:p>8.71272769538794E-46</text:p>
          </table:table-cell>
          <table:table-cell office:value-type="string" calcext:value-type="string">
            <text:p>kg*m^2</text:p>
          </table:table-cell>
          <table:table-cell table:style-name="ce4" office:value-type="float" office:value="1.66054E-027" calcext:value-type="float">
            <text:p>1.66E-27</text:p>
          </table:table-cell>
          <table:table-cell table:style-name="ce4" office:value-type="float" office:value="0.0000000001" calcext:value-type="float">
            <text:p>1.00E-1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I ternsor</text:p>
          </table:table-cell>
          <table:table-cell table:style-name="ce1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Ixx</text:p>
          </table:table-cell>
          <table:table-cell table:style-name="ce1" office:value-type="string" calcext:value-type="string">
            <text:p>Iyy</text:p>
          </table:table-cell>
          <table:table-cell table:style-name="ce1" office:value-type="string" calcext:value-type="string">
            <text:p>Izz</text:p>
          </table:table-cell>
          <table:table-cell table:style-name="ce1" office:value-type="string" calcext:value-type="string">
            <text:p>Ixy</text:p>
          </table:table-cell>
          <table:table-cell table:style-name="ce1" office:value-type="string" calcext:value-type="string">
            <text:p>Ixz</text:p>
          </table:table-cell>
          <table:table-cell table:style-name="ce1" office:value-type="string" calcext:value-type="string">
            <text:p>Iyz</text:p>
          </table:table-cell>
          <table:table-cell/>
          <table:table-cell table:formula="of:=[.$L$38]/(8*PI()^2*[.$M$38]*[.H35])" office:value-type="float" office:value="4.72546348138037" calcext:value-type="float">
            <text:p>4.7254634814</text:p>
          </table:table-cell>
          <table:table-cell table:formula="of:=[.$L$38]/(8*PI()^2*[.$M$38]*[.I35])" office:value-type="float" office:value="0.326142911675567" calcext:value-type="float">
            <text:p>0.3261429117</text:p>
          </table:table-cell>
          <table:table-cell table:formula="of:=[.$L$38]/(8*PI()^2*[.$M$38]*[.J35])" office:value-type="float" office:value="0.321277654365822" calcext:value-type="float">
            <text:p>0.3212776544</text:p>
          </table:table-cell>
          <table:table-cell/>
          <table:table-cell table:style-name="ce5" office:value-type="float" office:value="6.62607004E-034" calcext:value-type="float">
            <text:p>6.63E-34</text:p>
          </table:table-cell>
          <table:table-cell table:style-name="ce4" office:value-type="float" office:value="29980000000" calcext:value-type="float">
            <text:p>3.00E+10</text:p>
          </table:table-cell>
        </table:table-row>
        <table:table-row table:style-name="ro1">
          <table:table-cell table:formula="of:=[.B30]*([.D30]^2+[.E30]^2)" office:value-type="float" office:value="21.3753743532258" calcext:value-type="float">
            <text:p>21.3753743532</text:p>
          </table:table-cell>
          <table:table-cell table:formula="of:=[.B30]*([.C30]^2+[.E30]^2)" office:value-type="float" office:value="1.04829210145416" calcext:value-type="float">
            <text:p>1.0482921015</text:p>
          </table:table-cell>
          <table:table-cell table:formula="of:=[.B30]*([.C30]^2+[.D30]^2)" office:value-type="float" office:value="22.2395688441058" calcext:value-type="float">
            <text:p>22.2395688441</text:p>
          </table:table-cell>
          <table:table-cell table:formula="of:=[.B30]*[.C30]*[.D30]" office:value-type="float" office:value="4.51132323995506" calcext:value-type="float">
            <text:p>4.51132324</text:p>
          </table:table-cell>
          <table:table-cell table:formula="of:=[.B30]*[.C30]*[.E30]" office:value-type="float" office:value="0.29668342214545" calcext:value-type="float">
            <text:p>0.2966834221</text:p>
          </table:table-cell>
          <table:table-cell table:formula="of:=[.B30]*[.D30]*[.E30]" office:value-type="float" office:value="1.39968020962759" calcext:value-type="float">
            <text:p>1.3996802096</text:p>
          </table:table-cell>
          <table:table-cell table:number-columns-repeated="7"/>
        </table:table-row>
        <table:table-row table:style-name="ro1">
          <table:table-cell table:formula="of:=[.B31]*([.D31]^2+[.E31]^2)" office:value-type="float" office:value="1.46113929108989" calcext:value-type="float">
            <text:p>1.4611392911</text:p>
          </table:table-cell>
          <table:table-cell table:formula="of:=[.B31]*([.C31]^2+[.E31]^2)" office:value-type="float" office:value="0.961945447508413" calcext:value-type="float">
            <text:p>0.9619454475</text:p>
          </table:table-cell>
          <table:table-cell table:formula="of:=[.B31]*([.C31]^2+[.D31]^2)" office:value-type="float" office:value="0.572780617383932" calcext:value-type="float">
            <text:p>0.5727806174</text:p>
          </table:table-cell>
          <table:table-cell table:formula="of:=[.B31]*[.C31]*[.D31]" office:value-type="float" office:value="0.140430714394203" calcext:value-type="float">
            <text:p>0.1404307144</text:p>
          </table:table-cell>
          <table:table-cell table:formula="of:=[.B31]*[.C31]*[.E31]" office:value-type="float" office:value="0.184497907056925" calcext:value-type="float">
            <text:p>0.1844979071</text:p>
          </table:table-cell>
          <table:table-cell table:formula="of:=[.B31]*[.D31]*[.E31]" office:value-type="float" office:value="0.70418015503152" calcext:value-type="float">
            <text:p>0.704180155</text:p>
          </table:table-cell>
          <table:table-cell table:number-columns-repeated="7"/>
        </table:table-row>
        <table:table-row table:style-name="ro1">
          <table:table-cell table:formula="of:=[.B32]*([.D32]^2+[.E32]^2)" office:value-type="float" office:value="1.29860774445196" calcext:value-type="float">
            <text:p>1.2986077445</text:p>
          </table:table-cell>
          <table:table-cell table:formula="of:=[.B32]*([.C32]^2+[.E32]^2)" office:value-type="float" office:value="1.48094750724696" calcext:value-type="float">
            <text:p>1.4809475072</text:p>
          </table:table-cell>
          <table:table-cell table:formula="of:=[.B32]*([.C32]^2+[.D32]^2)" office:value-type="float" office:value="2.50649430814374" calcext:value-type="float">
            <text:p>2.5064943081</text:p>
          </table:table-cell>
          <table:table-cell table:formula="of:=[.B32]*[.C32]*[.D32]" office:value-type="float" office:value="1.24992659061051" calcext:value-type="float">
            <text:p>1.2499265906</text:p>
          </table:table-cell>
          <table:table-cell table:formula="of:=[.B32]*[.C32]*[.E32]" office:value-type="float" office:value="-0.428431899044022" calcext:value-type="float">
            <text:p>-0.428431899</text:p>
          </table:table-cell>
          <table:table-cell table:formula="of:=[.B32]*[.D32]*[.E32]" office:value-type="float" office:value="-0.398320170566657" calcext:value-type="float">
            <text:p>-0.3983201706</text:p>
          </table:table-cell>
          <table:table-cell table:number-columns-repeated="7"/>
        </table:table-row>
        <table:table-row table:style-name="ro1">
          <table:table-cell table:formula="of:=[.B33]*([.D33]^2+[.E33]^2)" office:value-type="float" office:value="1.254883351792" calcext:value-type="float">
            <text:p>1.2548833518</text:p>
          </table:table-cell>
          <table:table-cell table:formula="of:=[.B33]*([.C33]^2+[.E33]^2)" office:value-type="float" office:value="0.542610557022037" calcext:value-type="float">
            <text:p>0.542610557</text:p>
          </table:table-cell>
          <table:table-cell table:formula="of:=[.B33]*([.C33]^2+[.D33]^2)" office:value-type="float" office:value="1.23679029546971" calcext:value-type="float">
            <text:p>1.2367902955</text:p>
          </table:table-cell>
          <table:table-cell table:formula="of:=[.B33]*[.C33]*[.D33]" office:value-type="float" office:value="-0.505548637818025" calcext:value-type="float">
            <text:p>-0.5055486378</text:p>
          </table:table-cell>
          <table:table-cell table:formula="of:=[.B33]*[.C33]*[.E33]" office:value-type="float" office:value="0.271154410762892" calcext:value-type="float">
            <text:p>0.2711544108</text:p>
          </table:table-cell>
          <table:table-cell table:formula="of:=[.B33]*[.D33]*[.E33]" office:value-type="float" office:value="-0.522696546127253" calcext:value-type="float">
            <text:p>-0.5226965461</text:p>
          </table:table-cell>
          <table:table-cell table:number-columns-repeated="7"/>
        </table:table-row>
        <table:table-row table:style-name="ro1">
          <table:table-cell table:formula="of:=[.B34]*([.D34]^2+[.E34]^2)" office:value-type="float" office:value="21.6241856947591" calcext:value-type="float">
            <text:p>21.6241856948</text:p>
          </table:table-cell>
          <table:table-cell table:formula="of:=[.B34]*([.C34]^2+[.E34]^2)" office:value-type="float" office:value="1.5978551073976" calcext:value-type="float">
            <text:p>1.5978551074</text:p>
          </table:table-cell>
          <table:table-cell table:formula="of:=[.B34]*([.C34]^2+[.D34]^2)" office:value-type="float" office:value="23.1585418054723" calcext:value-type="float">
            <text:p>23.1585418055</text:p>
          </table:table-cell>
          <table:table-cell table:formula="of:=[.B34]*[.C34]*[.D34]" office:value-type="float" office:value="5.81515566776848" calcext:value-type="float">
            <text:p>5.8151556678</text:p>
          </table:table-cell>
          <table:table-cell table:formula="of:=[.B34]*[.C34]*[.E34]" office:value-type="float" office:value="0.222986697895591" calcext:value-type="float">
            <text:p>0.2229866979</text:p>
          </table:table-cell>
          <table:table-cell table:formula="of:=[.B34]*[.D34]*[.E34]" office:value-type="float" office:value="0.827978874864394" calcext:value-type="float">
            <text:p>0.8279788749</text:p>
          </table:table-cell>
          <table:table-cell table:number-columns-repeated="7"/>
        </table:table-row>
        <table:table-row table:style-name="ro1">
          <table:table-cell table:formula="of:=[.B35]*([.D35]^2+[.E35]^2)" office:value-type="float" office:value="2.43027197048334" calcext:value-type="float">
            <text:p>2.4302719705</text:p>
          </table:table-cell>
          <table:table-cell table:formula="of:=[.B35]*([.C35]^2+[.E35]^2)" office:value-type="float" office:value="0.485445027951752" calcext:value-type="float">
            <text:p>0.485445028</text:p>
          </table:table-cell>
          <table:table-cell table:formula="of:=[.B35]*([.C35]^2+[.D35]^2)" office:value-type="float" office:value="2.44734945189941" calcext:value-type="float">
            <text:p>2.4473494519</text:p>
          </table:table-cell>
          <table:table-cell table:formula="of:=[.B35]*[.C35]*[.D35]" office:value-type="float" office:value="-0.742826948776695" calcext:value-type="float">
            <text:p>-0.7428269488</text:p>
          </table:table-cell>
          <table:table-cell table:formula="of:=[.B35]*[.C35]*[.E35]" office:value-type="float" office:value="-0.242572275204505" calcext:value-type="float">
            <text:p>-0.2425722752</text:p>
          </table:table-cell>
          <table:table-cell table:formula="of:=[.B35]*[.D35]*[.E35]" office:value-type="float" office:value="0.717138912940092" calcext:value-type="float">
            <text:p>0.717138912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formula="of:=SUM([.A39:.A44])" office:value-type="float" office:value="49.444462405802" calcext:value-type="float">
            <text:p>49.4444624058</text:p>
          </table:table-cell>
          <table:table-cell table:formula="of:=SUM([.B39:.B44])" office:value-type="float" office:value="6.11709574858093" calcext:value-type="float">
            <text:p>6.1170957486</text:p>
          </table:table-cell>
          <table:table-cell table:formula="of:=SUM([.C39:.C44])" office:value-type="float" office:value="52.1615253224749" calcext:value-type="float">
            <text:p>52.1615253225</text:p>
          </table:table-cell>
          <table:table-cell table:formula="of:=-1*SUM([.D39:.D44])" office:value-type="float" office:value="-10.4684606261335" calcext:value-type="float">
            <text:p>-10.4684606261</text:p>
          </table:table-cell>
          <table:table-cell table:formula="of:=-1*SUM([.E39:.E44])" office:value-type="float" office:value="-0.304318263612331" calcext:value-type="float">
            <text:p>-0.3043182636</text:p>
          </table:table-cell>
          <table:table-cell table:formula="of:=-1*SUM([.F39:.F44])" office:value-type="float" office:value="-2.72796143576969" calcext:value-type="float">
            <text:p>-2.72796143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0:24:37.613996437</meta:creation-date>
    <dc:date>2018-12-23T11:27:08.153434245</dc:date>
    <meta:editing-duration>PT21M8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